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2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/>
      <style:text-properties style:font-name="Segoe UI" fo:font-size="32pt" style:font-size-asian="32pt" style:font-size-complex="32pt"/>
    </style:style>
    <style:style style:name="T1" style:family="text">
      <style:text-properties style:font-name="Segoe U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size="18pt"/>
    </style:style>
    <style:style style:name="T3" style:family="text">
      <style:text-properties style:text-position="super 58%"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0% 100%"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18.479cm" svg:x="1.524cm" svg:y="1.016cm">
          <draw:text-box>
            <text:p text:style-name="P1"><text:span text:style-name="T1">Luke 18:1–8</text:span></text:p>
            <text:p><text:span text:style-name="T2"/></text:p>
            <text:p><text:span text:style-name="T3">1</text:span><text:span text:style-name="T4">And</text:span><text:span text:style-name="T5"> he told them a parable to the effect that they ought always to pray and not lose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874cm" svg:x="1.524cm" svg:y="1.016cm">
          <draw:text-box>
            <text:p text:style-name="P4"><text:span text:style-name="T3">2</text:span><text:span text:style-name="T5">He said, “In a certain city there was a judge who neither feared God nor respected man. </text:span><text:span text:style-name="T3">3</text:span><text:span text:style-name="T5">And there was a widow in that city who kept coming to him and saying, ‘Give me justice against my adversary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4.892cm" svg:height="9.269cm" svg:x="1.524cm" svg:y="1.016cm">
          <draw:text-box>
            <text:p text:style-name="P4"><text:span text:style-name="T3">4</text:span><text:span text:style-name="T5">For a while he refused, but afterward he said to himself, ‘Though I neither fear God nor respect man, </text:span><text:span text:style-name="T3">5</text:span><text:span text:style-name="T5">yet because this widow keeps bothering me, I will give her justice, so that she will not beat me down by her continual coming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6.263cm" svg:x="1.524cm" svg:y="1.016cm">
          <draw:text-box>
            <text:p text:style-name="P4"><text:span text:style-name="T3">6</text:span><text:span text:style-name="T5">And the Lord said, “</text:span><text:span text:style-name="T6">Hear what the unrighteous</text:span><text:span text:style-name="T5"> judge says. </text:span><text:span text:style-name="T3">7</text:span><text:span text:style-name="T5">And will not God give justice to his elect, who cry to him day and night? Will he delay long over them?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892cm" svg:height="6.974cm" svg:x="1.524cm" svg:y="1.016cm">
          <draw:text-box>
            <text:p text:style-name="P4"><text:span text:style-name="T3">8</text:span><text:span text:style-name="T5"> I tell you, he will give justice to them speedily. Nevertheless, when the Son of Man comes, will he find faith on earth?”</text:span></text:p>
            <text:p><text:span text:style-name="T5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1:33.566000000</meta:creation-date>
    <dc:date>2016-10-14T14:56:31.065000000</dc:date>
    <meta:editing-duration>PT14M28S</meta:editing-duration>
    <meta:editing-cycles>4</meta:editing-cycles>
    <meta:generator>LibreOffice/5.2.2.2$Windows_X86_64 LibreOffice_project/8f96e87c890bf8fa77463cd4b640a2312823f3ad</meta:generator>
    <meta:document-statistic meta:object-count="36"/>
  </office:meta>
</office:document-meta>
</file>